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20</text:p>
          </table:table-cell>
          <table:table-cell office:value-type="string" calcext:value-type="string">
            <text:p>addon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25</text:p>
          </table:table-cell>
          <table:table-cell office:value-type="string" calcext:value-type="string">
            <text:p>addon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69" calcext:value-type="float">
            <text:p>56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30</text:p>
          </table:table-cell>
          <table:table-cell office:value-type="string" calcext:value-type="string">
            <text:p>addon</text:p>
          </table:table-cell>
          <table:table-cell office:value-type="float" office:value="1159" calcext:value-type="float">
            <text:p>11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922" calcext:value-type="float">
            <text:p>5922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00:12:44.74141930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00:16:15.390281543</dc:date>
    <meta:generator>LibreOffice/6.0.6.1$Linux_X86_64 LibreOffice_project/00$Build-1</meta:generator>
    <meta:editing-duration>PT26M16S</meta:editing-duration>
    <meta:editing-cycles>17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65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8.679cm" svg:y="0.359cm" chart:style-name="ch2">
          <text:p>algo fibo recursive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146cm" svg:y="1.933cm" svg:width="19.459cm" svg:height="7.154cm"/>
          <chart:axis chart:dimension="x" chart:name="primary-x" chart:style-name="ch5" chartooo:axis-type="auto">
            <chartooo:date-scale/>
            <chart:title svg:x="0.389cm" svg:y="6.048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cm" svg:y="0.55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addon</text:p>
                <text:list>
                  <text:list-item>
                    <text:p>20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14">
                <text:p>14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0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 addon</text:p>
                <text:list>
                  <text:list-item>
                    <text:p>2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 addon</text:p>
                <text:list>
                  <text:list-item>
                    <text:p>30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30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922">
                <text:p>5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